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margin-left="1.249cm" fo:margin-right="0cm" fo:text-indent="0cm" style:auto-text-indent="false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Bases de données pour le projet asetar. </text:span></text:p>
      <text:p text:style-name="P1"/>
      <text:p text:style-name="Standard"><text:span text:style-name="T1">Je vais créer une base de données qui permettra de gérer les comptes des étudiants sur Asetar et tout ce qu’ils peuvent faire a coter. Les compte seront attribuer a des profils. Les comptes pourront donc accéder aux systèmes de tournois en y participant. Ils pourront aussi Poster et visionner des articles sur le blog. </text:span></text:p>
      <text:p text:style-name="Standard"><text:span text:style-name="T1">-Les comptes sont uniques et définis par leurs id uniques et leurs infos persos. </text:span></text:p>
      <text:p text:style-name="Standard"><text:span text:style-name="T1">-Les tournois auront des id uniques ainsi que des infos sur les sports.</text:span></text:p>
      <text:p text:style-name="Standard"><text:span text:style-name="T1">-Les blogs aussi seront uniques via des id mais auront aussi des sujets des utilisateurs.</text:span></text:p>
      <text:p text:style-name="Standard"><text:span text:style-name="T1">Les profils seront uniques via un id et représenteront le compte en ligne.</text:span></text:p>
      <text:p text:style-name="P1"/>
      <text:p text:style-name="Standard"><text:span text:style-name="T1">Noms d’utilisateurs : </text:span></text:p>
      <text:p text:style-name="Standard"><text:span text:style-name="T1">TATA <text:s text:c="30"/>toto</text:span></text:p>
      <text:p text:style-name="Standard"><text:span text:style-name="T1">TATA2000 <text:s text:c="21"/>tata2000</text:span></text:p>
      <text:p text:style-name="Standard"><text:span text:style-name="T1">Thib <text:s text:c="32"/>Thib1234</text:span></text:p>
      <text:p text:style-name="Standard"><text:span text:style-name="T1">Ryan <text:s text:c="31"/>Ryan1234</text:span></text:p>
      <text:p text:style-name="Standard"><text:span text:style-name="T1">Theo <text:s text:c="31"/>Theo1234</text:span></text:p>
      <text:p text:style-name="Standard"><text:span text:style-name="T1">Gaetan <text:s text:c="27"/>Gaetan1234</text:span></text:p>
      <text:p text:style-name="Standard"><text:span text:style-name="T1">Lumiere <text:s text:c="26"/>sombre</text:span></text:p>
      <text:p text:style-name="Standard"><text:span text:style-name="T1">Test <text:s text:c="31"/>test2022</text:span></text:p>
      <text:p text:style-name="Standard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ibault collart</meta:initial-creator>
    <meta:editing-cycles>3</meta:editing-cycles>
    <meta:creation-date>2022-03-11T09:11:00</meta:creation-date>
    <dc:date>2022-03-11T18:39:52.747986552</dc:date>
    <meta:editing-duration>PT15M29S</meta:editing-duration>
    <meta:generator>LibreOffice/7.0.4.2$Linux_X86_64 LibreOffice_project/00$Build-2</meta:generator>
    <meta:document-statistic meta:table-count="0" meta:image-count="0" meta:object-count="0" meta:page-count="1" meta:paragraph-count="15" meta:word-count="136" meta:character-count="1035" meta:non-whitespace-character-count="681"/>
    <meta:user-defined meta:name="AppVersion">16.0000</meta:user-defined>
    <meta:template xlink:type="simple" xlink:actuate="onRequest" xlink:title="Normal" xlink:href=""/>
  </office:meta>
</office:document-meta>
</file>